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65cm" fo:wrap-option="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5" draw:id="id5" draw:layer="layout" svg:width="1.47cm" svg:height="1.45cm" svg:x="9.04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6.215cm" svg:height="2.104cm" svg:x="6.7cm" svg:y="4.396cm">
          <text:p text:style-name="P1"><text:span text:style-name="T1">Scelta tipo bar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7cm" svg:y1="5.096cm" svg:x2="12.915cm" svg:y2="5.096cm">
          <text:p/>
        </draw:line>
        <draw:custom-shape draw:style-name="gr2" draw:text-style-name="P2" xml:id="id2" draw:id="id2" draw:layer="layout" svg:width="6.215cm" svg:height="2.104cm" svg:x="6.7cm" svg:y="7.6cm">
          <text:p text:style-name="P1"><text:span text:style-name="T1">Descrizione probl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7cm" svg:y1="8.3cm" svg:x2="12.915cm" svg:y2="8.3cm">
          <text:p/>
        </draw:line>
        <draw:connector draw:style-name="gr4" draw:text-style-name="P1" draw:layer="layout" draw:type="curve" svg:x1="9.807cm" svg:y1="6.5cm" svg:x2="9.807cm" svg:y2="7.6cm" draw:start-shape="id1" draw:start-glue-point="2" draw:end-shape="id2" draw:end-glue-point="0" svg:d="M9807 6500v1100" svg:viewBox="0 0 1 1101">
          <text:p/>
        </draw:connector>
        <draw:connector draw:style-name="gr3" draw:text-style-name="P1" xml:id="id3" draw:id="id3" draw:layer="layout" draw:type="curve" draw:line-skew="0.569cm" svg:x1="12.915cm" svg:y1="8.652cm" svg:x2="12.255cm" svg:y2="11.146cm" draw:start-shape="id2" draw:start-glue-point="1" svg:d="M12915 8652c1605 0 1935 2494-660 2494" svg:viewBox="0 0 1908 2495">
          <text:p/>
        </draw:connector>
        <draw:connector draw:style-name="gr4" draw:text-style-name="P1" draw:layer="layout" draw:type="curve" svg:x1="12.255cm" svg:y1="11.146cm" svg:x2="9.807cm" svg:y2="9.704cm" draw:start-shape="id3" draw:start-glue-point="3" draw:end-shape="id2" draw:end-glue-point="2" svg:d="M12255 11146c-1632 0-2448-480-2448-1442" svg:viewBox="0 0 2449 1443">
          <text:p/>
        </draw:connector>
        <draw:frame draw:style-name="gr5" draw:text-style-name="P3" draw:layer="layout" svg:width="4.469cm" svg:height="0.645cm" svg:x="10.8cm" svg:y="11.055cm">
          <draw:text-box>
            <text:p><text:span text:style-name="T2">Esiste un sottoproblema?</text:span></text:p>
          </draw:text-box>
        </draw:frame>
        <draw:custom-shape draw:style-name="gr2" draw:text-style-name="P2" xml:id="id4" draw:id="id4" draw:layer="layout" svg:width="6.215cm" svg:height="2.104cm" svg:x="1.979cm" svg:y="12.261cm">
          <text:p text:style-name="P1"><text:span text:style-name="T1">Soluzione trov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985cm" svg:y1="12.948cm" svg:x2="8.2cm" svg:y2="12.948cm">
          <text:p/>
        </draw:line>
        <draw:connector draw:style-name="gr4" draw:text-style-name="P1" draw:layer="layout" draw:type="curve" svg:x1="9.807cm" svg:y1="9.704cm" svg:x2="8.194cm" svg:y2="13.313cm" draw:start-shape="id2" draw:end-shape="id4" draw:end-glue-point="1" svg:d="M9807 9704c0 2406-537 3609-1613 3609" svg:viewBox="0 0 1614 3610">
          <text:p/>
        </draw:connector>
        <draw:custom-shape draw:style-name="gr6" draw:text-style-name="P1" draw:layer="layout" svg:width="1.45cm" svg:height="1.45cm" svg:x="4.363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78cm" svg:y1="2.85cm" svg:x2="9.807cm" svg:y2="4.396cm" draw:start-shape="id5" draw:start-glue-point="8" draw:end-shape="id1" draw:end-glue-point="0" svg:d="M9780 2850c0 1161 27 388 27 1546" svg:viewBox="0 0 28 1547">
          <text:p/>
        </draw:connector>
        <draw:custom-shape draw:style-name="gr7" draw:text-style-name="P1" xml:id="id6" draw:id="id6" draw:layer="layout" svg:width="1.9cm" svg:height="1.9cm" svg:x="4.133cm" svg:y="15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1" draw:layer="layout" draw:type="curve" svg:x1="5.086cm" svg:y1="14.365cm" svg:x2="5.083cm" svg:y2="15.5cm" draw:start-shape="id4" draw:start-glue-point="2" draw:end-shape="id6" draw:end-glue-point="4" svg:d="M5086 14365c0 852-3 285-3 1135" svg:viewBox="0 0 4 1136">
          <text:p/>
        </draw:connector>
        <draw:custom-shape draw:style-name="gr2" draw:text-style-name="P2" xml:id="id7" draw:id="id7" draw:layer="layout" svg:width="6.215cm" svg:height="2.104cm" svg:x="11.17cm" svg:y="12.3cm">
          <text:p text:style-name="P1"><text:span text:style-name="T1">Soluzione non trovata: codice probl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185cm" svg:y1="13.504cm" svg:x2="17.4cm" svg:y2="13.504cm">
          <text:p/>
        </draw:line>
        <draw:connector draw:style-name="gr4" draw:text-style-name="P1" draw:layer="layout" draw:type="curve" svg:x1="9.807cm" svg:y1="9.704cm" svg:x2="11.17cm" svg:y2="13.352cm" draw:start-shape="id2" draw:start-glue-point="2" draw:end-shape="id7" draw:end-glue-point="3" svg:d="M9807 9704c0 2432 454 3648 1363 3648" svg:viewBox="0 0 1364 3649">
          <text:p/>
        </draw:connector>
        <draw:custom-shape draw:style-name="gr6" draw:text-style-name="P1" draw:layer="layout" svg:width="1.45cm" svg:height="1.45cm" svg:x="13.53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1.9cm" svg:height="1.9cm" svg:x="13.3cm" svg:y="15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1" draw:layer="layout" draw:type="curve" svg:x1="14.277cm" svg:y1="14.404cm" svg:x2="14.25cm" svg:y2="15.5cm" draw:start-shape="id7" draw:start-glue-point="2" draw:end-shape="id8" draw:end-glue-point="4" svg:d="M14277 14404c0 823-27 276-27 1096" svg:viewBox="0 0 28 1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09:47:37.684000000</meta:creation-date>
    <dc:date>2015-05-19T10:45:31.907000000</dc:date>
    <meta:editing-duration>PT9M50S</meta:editing-duration>
    <meta:editing-cycles>3</meta:editing-cycles>
    <meta:generator>LibreOffice/4.2.2.1$Windows_x86 LibreOffice_project/3be8cda0bddd8e430d8cda1ebfd581265cca5a0f</meta:generator>
    <meta:document-statistic meta:object-count="22"/>
  </office:meta>
</office:document-meta>
</file>